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0*"/>
    </style:style>
    <style:style style:name="Table1.B" style:family="table-column">
      <style:table-column-properties style:column-width="1.946cm" style:rel-column-width="7500*"/>
    </style:style>
    <style:style style:name="Table1.C" style:family="table-column">
      <style:table-column-properties style:column-width="2.304cm" style:rel-column-width="8880*"/>
    </style:style>
    <style:style style:name="Table1.D" style:family="table-column">
      <style:table-column-properties style:column-width="8.502cm" style:rel-column-width="32775*"/>
    </style:style>
    <style:style style:name="Table1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ff" fo:padding="0.097cm" fo:border="0.05pt solid #000000">
        <style:background-image/>
      </style:table-cell-properties>
    </style:style>
    <style:style style:name="Table1.A2" style:family="table-cell">
      <style:table-cell-properties fo:background-color="#0000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5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0*"/>
    </style:style>
    <style:style style:name="Table2.B" style:family="table-column">
      <style:table-column-properties style:column-width="1.946cm" style:rel-column-width="7500*"/>
    </style:style>
    <style:style style:name="Table2.C" style:family="table-column">
      <style:table-column-properties style:column-width="2.304cm" style:rel-column-width="8880*"/>
    </style:style>
    <style:style style:name="Table2.D" style:family="table-column">
      <style:table-column-properties style:column-width="8.502cm" style:rel-column-width="32775*"/>
    </style:style>
    <style:style style:name="Table2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0000ff" fo:padding="0.097cm" fo:border="0.05pt solid #000000">
        <style:background-image/>
      </style:table-cell-properties>
    </style:style>
    <style:style style:name="Table2.A2" style:family="table-cell">
      <style:table-cell-properties fo:background-color="#0000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3" style:family="table-row">
      <style:table-row-properties style:min-row-height="0.72cm"/>
    </style:style>
    <style:style style:name="Table2.B5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514cm" style:rel-column-width="17400*"/>
    </style:style>
    <style:style style:name="Table3.B" style:family="table-column">
      <style:table-column-properties style:column-width="12.487cm" style:rel-column-width="48135*"/>
    </style:style>
    <style:style style:name="Table3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99" fo:padding="0.097cm" fo:border="0.05pt solid #000000">
        <style:background-image/>
      </style:table-cell-properties>
    </style:style>
    <style:style style:name="Table3.A2" style:family="table-cell">
      <style:table-cell-properties fo:background-color="#0000ff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514cm" style:rel-column-width="17400*"/>
    </style:style>
    <style:style style:name="Table4.B" style:family="table-column">
      <style:table-column-properties style:column-width="12.487cm" style:rel-column-width="48135*"/>
    </style:style>
    <style:style style:name="Table4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fff99" fo:padding="0.097cm" fo:border="0.05pt solid #000000">
        <style:background-image/>
      </style:table-cell-properties>
    </style:style>
    <style:style style:name="Table4.A2" style:family="table-cell">
      <style:table-cell-properties fo:background-color="#0000ff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26a626" officeooo:paragraph-rsid="0026a626"/>
    </style:style>
    <style:style style:name="P2" style:family="paragraph" style:parent-style-name="Standard">
      <style:text-properties officeooo:rsid="0026a626" officeooo:paragraph-rsid="002720a1"/>
    </style:style>
    <style:style style:name="P3" style:family="paragraph" style:parent-style-name="Standard">
      <style:text-properties officeooo:rsid="0026a626" officeooo:paragraph-rsid="0030a11c"/>
    </style:style>
    <style:style style:name="P4" style:family="paragraph" style:parent-style-name="Standard">
      <style:text-properties officeooo:rsid="002720a1" officeooo:paragraph-rsid="002720a1"/>
    </style:style>
    <style:style style:name="P5" style:family="paragraph" style:parent-style-name="Standard">
      <style:text-properties officeooo:rsid="0030a11c" officeooo:paragraph-rsid="0030a11c"/>
    </style:style>
    <style:style style:name="P6" style:family="paragraph" style:parent-style-name="Standard">
      <style:text-properties officeooo:rsid="002e2f12" officeooo:paragraph-rsid="0030a11c"/>
    </style:style>
    <style:style style:name="P7" style:family="paragraph" style:parent-style-name="Standard">
      <style:text-properties officeooo:paragraph-rsid="0036230a"/>
    </style:style>
    <style:style style:name="P8" style:family="paragraph" style:parent-style-name="Standard">
      <style:text-properties officeooo:rsid="0038e209" officeooo:paragraph-rsid="0038e209"/>
    </style:style>
    <style:style style:name="P9" style:family="paragraph" style:parent-style-name="Standard">
      <style:text-properties officeooo:paragraph-rsid="0039a4f2"/>
    </style:style>
    <style:style style:name="P10" style:family="paragraph" style:parent-style-name="Standard">
      <style:text-properties officeooo:rsid="003db2cc" officeooo:paragraph-rsid="003db2cc"/>
    </style:style>
    <style:style style:name="P11" style:family="paragraph" style:parent-style-name="Table_20_Contents">
      <style:text-properties officeooo:rsid="0031bd5e" officeooo:paragraph-rsid="0031bd5e"/>
    </style:style>
    <style:style style:name="P12" style:family="paragraph" style:parent-style-name="Table_20_Contents">
      <style:paragraph-properties fo:text-align="center" style:justify-single-word="false"/>
      <style:text-properties officeooo:rsid="00331c16" officeooo:paragraph-rsid="00331c16"/>
    </style:style>
    <style:style style:name="P13" style:family="paragraph" style:parent-style-name="Table_20_Contents">
      <style:paragraph-properties fo:text-align="center" style:justify-single-word="false"/>
      <style:text-properties officeooo:rsid="00331c16" officeooo:paragraph-rsid="0036230a"/>
    </style:style>
    <style:style style:name="P14" style:family="paragraph" style:parent-style-name="Table_20_Contents">
      <style:paragraph-properties fo:text-align="start" style:justify-single-word="false"/>
      <style:text-properties officeooo:rsid="00331c16" officeooo:paragraph-rsid="00331c16"/>
    </style:style>
    <style:style style:name="P15" style:family="paragraph" style:parent-style-name="Table_20_Contents">
      <style:paragraph-properties fo:text-align="start" style:justify-single-word="false"/>
      <style:text-properties officeooo:rsid="00331c16" officeooo:paragraph-rsid="0036230a"/>
    </style:style>
    <style:style style:name="P16" style:family="paragraph" style:parent-style-name="Table_20_Contents">
      <style:paragraph-properties fo:text-align="start" style:justify-single-word="false"/>
      <style:text-properties officeooo:rsid="00342b41" officeooo:paragraph-rsid="00342b41"/>
    </style:style>
    <style:style style:name="P17" style:family="paragraph" style:parent-style-name="Table_20_Contents">
      <style:paragraph-properties fo:text-align="start" style:justify-single-word="false"/>
      <style:text-properties officeooo:rsid="00342b41" officeooo:paragraph-rsid="0036230a"/>
    </style:style>
    <style:style style:name="P18" style:family="paragraph" style:parent-style-name="Table_20_Contents">
      <style:paragraph-properties fo:text-align="start" style:justify-single-word="false"/>
      <style:text-properties officeooo:rsid="00355296" officeooo:paragraph-rsid="00355296"/>
    </style:style>
    <style:style style:name="P19" style:family="paragraph" style:parent-style-name="Table_20_Contents">
      <style:paragraph-properties fo:text-align="start" style:justify-single-word="false"/>
      <style:text-properties officeooo:rsid="00355296" officeooo:paragraph-rsid="0036230a"/>
    </style:style>
    <style:style style:name="P20" style:family="paragraph" style:parent-style-name="Table_20_Contents">
      <style:text-properties officeooo:rsid="00355296" officeooo:paragraph-rsid="00355296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rsid="00355296" officeooo:paragraph-rsid="00355296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0355296" officeooo:paragraph-rsid="0036230a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weight="bold" officeooo:rsid="00355296" officeooo:paragraph-rsid="0036aaa4" style:font-weight-asian="bold" style:font-weight-complex="bold"/>
    </style:style>
    <style:style style:name="P24" style:family="paragraph" style:parent-style-name="Table_20_Contents">
      <style:text-properties fo:font-weight="bold" officeooo:rsid="0031bd5e" officeooo:paragraph-rsid="0031bd5e" style:font-weight-asian="bold" style:font-weight-complex="bold"/>
    </style:style>
    <style:style style:name="P25" style:family="paragraph" style:parent-style-name="Table_20_Contents">
      <style:text-properties fo:font-weight="bold" officeooo:rsid="0031bd5e" officeooo:paragraph-rsid="0036230a" style:font-weight-asian="bold" style:font-weight-complex="bold"/>
    </style:style>
    <style:style style:name="P26" style:family="paragraph" style:parent-style-name="Table_20_Contents">
      <style:text-properties fo:font-weight="bold" officeooo:rsid="0038e209" officeooo:paragraph-rsid="0038e209" style:font-weight-asian="bold" style:font-weight-complex="bold"/>
    </style:style>
    <style:style style:name="P27" style:family="paragraph" style:parent-style-name="Table_20_Contents">
      <style:text-properties fo:font-weight="bold" officeooo:rsid="0038e209" officeooo:paragraph-rsid="0039a4f2" style:font-weight-asian="bold" style:font-weight-complex="bold"/>
    </style:style>
    <style:style style:name="P28" style:family="paragraph" style:parent-style-name="Table_20_Contents">
      <style:text-properties fo:font-weight="bold" officeooo:rsid="0030a11c" officeooo:paragraph-rsid="0030a11c" fo:background-color="transparent" style:font-weight-asian="bold" style:font-weight-complex="bold"/>
    </style:style>
    <style:style style:name="P29" style:family="paragraph" style:parent-style-name="Table_20_Contents">
      <style:text-properties fo:font-weight="bold" officeooo:rsid="0030a11c" officeooo:paragraph-rsid="0036230a" fo:background-color="transparent" style:font-weight-asian="bold" style:font-weight-complex="bold"/>
    </style:style>
    <style:style style:name="P30" style:family="paragraph" style:parent-style-name="Table_20_Contents">
      <style:text-properties officeooo:paragraph-rsid="0036230a"/>
    </style:style>
    <style:style style:name="P31" style:family="paragraph" style:parent-style-name="Table_20_Contents">
      <style:text-properties officeooo:rsid="0036230a" officeooo:paragraph-rsid="0036230a"/>
    </style:style>
    <style:style style:name="P32" style:family="paragraph" style:parent-style-name="Table_20_Contents">
      <style:paragraph-properties fo:text-align="start" style:justify-single-word="false"/>
      <style:text-properties officeooo:rsid="0036aaa4" officeooo:paragraph-rsid="0036aaa4"/>
    </style:style>
    <style:style style:name="P33" style:family="paragraph" style:parent-style-name="Table_20_Contents">
      <style:paragraph-properties fo:text-align="start" style:justify-single-word="false"/>
      <style:text-properties officeooo:rsid="0037405e" officeooo:paragraph-rsid="0037405e"/>
    </style:style>
    <style:style style:name="P34" style:family="paragraph" style:parent-style-name="Table_20_Contents">
      <style:text-properties officeooo:rsid="0037405e" officeooo:paragraph-rsid="0037405e"/>
    </style:style>
    <style:style style:name="P35" style:family="paragraph" style:parent-style-name="Table_20_Contents">
      <style:text-properties officeooo:rsid="0038e209" officeooo:paragraph-rsid="0038e209"/>
    </style:style>
    <style:style style:name="P36" style:family="paragraph" style:parent-style-name="Table_20_Contents">
      <style:text-properties officeooo:rsid="0038e209" officeooo:paragraph-rsid="0039a4f2"/>
    </style:style>
    <style:style style:name="P37" style:family="paragraph" style:parent-style-name="Table_20_Contents">
      <style:text-properties officeooo:rsid="0039a4f2" officeooo:paragraph-rsid="0039a4f2"/>
    </style:style>
    <style:style style:name="T1" style:family="text">
      <style:text-properties officeooo:rsid="002720a1"/>
    </style:style>
    <style:style style:name="T2" style:family="text">
      <style:text-properties officeooo:rsid="00355296"/>
    </style:style>
    <style:style style:name="T3" style:family="text">
      <style:text-properties officeooo:rsid="0036230a"/>
    </style:style>
    <style:style style:name="T4" style:family="text">
      <style:text-properties officeooo:rsid="0036aaa4"/>
    </style:style>
    <style:style style:name="T5" style:family="text">
      <style:text-properties officeooo:rsid="0037405e"/>
    </style:style>
    <style:style style:name="T6" style:family="text">
      <style:text-properties officeooo:rsid="0039a4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 una aplicación web destinada a colegios, academias y particulares. Donde por medio de un “profesor”/administrador se creará contenido educativo, con la posibilidad de hacerlo en un idioma a elegir por el mismo, de este modo el “alumno”/usuario aprenderá tanto el contenido educativo creado por el administrador como la práctica de otro idioma.</text:p>
      <text:p text:style-name="P1"/>
      <text:p text:style-name="P1">El problema a informatizar es la desactualización de los centros educativos y la educación en general, donde parece ser ya un problema existente que en pleno siglo XXI se haya avanzado tanto tecnológicamente y los centros educativos sigan tan desactualizados, utilizando metodologías muy similares a las realizadas en antaño. Con la tecnología actual podemos ser capaces de optimizar el sistema y lo que antes eran clases aburridas con temáticas a papel “en la mayoría de los casos” <text:s/>ahora se podrá crear contenido interactivo donde el usuario aprenderá la temática y un idioma a la misma vez.</text:p>
      <text:p text:style-name="P1"/>
      <text:p text:style-name="P2">La aplicación consta de 3 plantillas:</text:p>
      <text:p text:style-name="P2"/>
      <text:p text:style-name="P4"><text:tab/>- La primera permite al usuario arrastrar cartas a unos espacios reservados. Cada una de las cartas o espacios reservados tienen la posibilidad de contener un video, audio, imagen o texto.</text:p>
      <text:p text:style-name="P2"/>
      <text:p text:style-name="P2"><text:tab/>-<text:span text:style-name="T1">La segunda permite al usuario arrastrar varias opciones, que se encontrarán en un panel a la izquierda, a sus respectivos espacios reservados. La diferencia de esta plantilla con respecto a la anterior es que aquí varias respuestas pueden ir al mismo espacio reservado, mientras que en la anterior solo una carta por espacio. Cada elemento de esta plantilla puede contener texto o audio.</text:span></text:p>
      <text:p text:style-name="P2"/>
      <text:p text:style-name="P2"><text:tab/>-<text:span text:style-name="T1">La tercera consta de varias opciones añadidas por parte del administrador donde similar a la página de un libro se irá añadiendo texto, audio, opción de rellenar, 3 opciones (&lt;select&gt;), y arrastre de contenido.</text:span></text:p>
      <text:p text:style-name="P2"/>
      <text:p text:style-name="P2"/>
      <text:p text:style-name="P4">Todas ellas tienen ayudas constantes, donde si en algún momento el usuario se encuentra perdido o desorientado las ayudas podrán ayudarlo, podemos encontrar dos niveles de ayuda disponibles en cada elemento de las plantilla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/text:p>
      <text:p text:style-name="P5">Casos de Uso</text:p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8">Identificador</text:p>
          </table:table-cell>
          <table:table-cell table:style-name="Table1.B1" table:number-columns-spanned="3" office:value-type="string">
            <text:p text:style-name="P24"><text:span text:style-name="T3">Nombre del C.D.U: </text:span>Crear Ejercicio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8">Actores</text:p>
          </table:table-cell>
          <table:table-cell table:style-name="Table1.B2" table:number-columns-spanned="3" office:value-type="string">
            <text:p text:style-name="Table_20_Contents">Administrador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8">Descripción</text:p>
          </table:table-cell>
          <table:table-cell table:style-name="Table1.B2" table:number-columns-spanned="3" office:value-type="string">
            <text:p text:style-name="P11">El administrador crea una secuencia de ejercicios usando una de las 3 plantillas las veces que quiera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8">Precondición</text:p>
          </table:table-cell>
          <table:table-cell table:style-name="Table1.B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8">Escenario Principal</text:p>
          </table:table-cell>
          <table:table-cell table:style-name="Table1.B5" office:value-type="string">
            <text:p text:style-name="P12">Pasos</text:p>
          </table:table-cell>
          <table:table-cell table:style-name="Table1.B5" office:value-type="string">
            <text:p text:style-name="P12">Actor</text:p>
          </table:table-cell>
          <table:table-cell table:style-name="Table1.B2" office:value-type="string">
            <text:p text:style-name="P12">Acción</text:p>
          </table:table-cell>
        </table:table-row>
        <table:table-row>
          <table:covered-table-cell/>
          <table:table-cell table:style-name="Table1.B2" table:number-columns-spanned="3" office:value-type="string">
            <text:p text:style-name="P16">1.<text:tab/> <text:s text:c="4"/>Administrador<text:tab/>Solicita nueva secuencia didáctica</text:p>
            <text:p text:style-name="P16">2.<text:tab/> <text:s text:c="4"/>Sistema<text:tab/><text:tab/>Solicita datos globales de la secuencia</text:p>
            <text:p text:style-name="P16">3.<text:tab/> <text:s text:c="4"/>Administrador<text:tab/>Introduce datos globales de la secuencia</text:p>
            <text:p text:style-name="P16">4.<text:tab/> <text:s text:c="4"/>Sistema<text:tab/><text:tab/>Solicita plantilla a utilizar</text:p>
            <text:p text:style-name="P16">5.<text:tab/> <text:s text:c="4"/>Administrador<text:tab/>Elige plantilla</text:p>
            <text:p text:style-name="P16">6.<text:tab/> <text:s text:c="4"/>Sistema<text:tab/><text:tab/>Solicita contenido del ejercicio</text:p>
            <text:p text:style-name="P16">7.<text:tab/> <text:s text:c="4"/>Administrador<text:tab/>Introduce datos del ejercicio</text:p>
            <text:p text:style-name="P18">8. <text:tab/> <text:s text:c="4"/>Administrador<text:tab/>Click sobre Añadir ejercicio</text:p>
            <text:p text:style-name="P21">&lt;Se repiten los pasos 4, 5, 6, 7 las veces que el administrador desee&gt;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8">Post-condiciones</text:p>
          </table:table-cell>
          <table:table-cell table:style-name="Table1.B2" table:number-columns-spanned="3" office:value-type="string">
            <text:p text:style-name="P20">Se ha creado una nueva secuencia, con la cantidad de ejercicios que el administrador haya introducido, para posteriormente ser realizada por los usuarios/alumnos.</text:p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8">Extensiones</text:p>
          </table:table-cell>
          <table:table-cell table:style-name="Table1.B5" office:value-type="string">
            <text:p text:style-name="P12">Paso + Letra</text:p>
          </table:table-cell>
          <table:table-cell table:style-name="Table1.B5" office:value-type="string">
            <text:p text:style-name="P12">Condición</text:p>
          </table:table-cell>
          <table:table-cell table:style-name="Table1.B2" office:value-type="string">
            <text:p text:style-name="P12">Condición / Acción</text:p>
          </table:table-cell>
        </table:table-row>
        <table:table-row>
          <table:covered-table-cell/>
          <table:table-cell table:style-name="Table1.B2" table:number-columns-spanned="3" office:value-type="string">
            <text:p text:style-name="P14">* <text:span text:style-name="T2">&lt;Administrador quiere cancelar ejercicio&gt;</text:span></text:p>
            <text:p text:style-name="P18">1.<text:tab/> <text:s text:c="4"/>Administrador<text:tab/>Click sobre Cancelar</text:p>
            <text:p text:style-name="P18">2.<text:tab/> <text:s text:c="4"/>Sistema<text:tab/><text:tab/>No guarda los cambios, vuelve a pantalla <text:tab/><text:tab/><text:tab/><text:tab/><text:tab/>principal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8">Comentarios</text:p>
          </table:table-cell>
          <table:table-cell table:style-name="Table1.B2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29">Identificador</text:p>
          </table:table-cell>
          <table:table-cell table:style-name="Table2.B1" table:number-columns-spanned="3" office:value-type="string">
            <text:p text:style-name="P25"><text:span text:style-name="T3">Nombre del C.D.U: Realizar</text:span> Ejercicio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9">Actores</text:p>
          </table:table-cell>
          <table:table-cell table:style-name="Table2.B2" table:number-columns-spanned="3" office:value-type="string">
            <text:p text:style-name="P31">Usuario</text:p>
          </table:table-cell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29">Descripción</text:p>
          </table:table-cell>
          <table:table-cell table:style-name="Table2.B2" table:number-columns-spanned="3" office:value-type="string">
            <text:p text:style-name="P31">El usuario realiza la secuencia de ejercicios creada por el administrador.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9">Precondición</text:p>
          </table:table-cell>
          <table:table-cell table:style-name="Table2.B2" table:number-columns-spanned="3" office:value-type="string">
            <text:p text:style-name="P31">La secuencia tiene que estar creada por el administrador previamente</text:p>
          </table:table-cell>
          <table:covered-table-cell/>
          <table:covered-table-cell/>
        </table:table-row>
        <table:table-row>
          <table:table-cell table:style-name="Table2.A2" table:number-rows-spanned="2" office:value-type="string">
            <text:p text:style-name="P29">Escenario Principal</text:p>
          </table:table-cell>
          <table:table-cell table:style-name="Table2.B5" office:value-type="string">
            <text:p text:style-name="P13">Pasos</text:p>
          </table:table-cell>
          <table:table-cell table:style-name="Table2.B5" office:value-type="string">
            <text:p text:style-name="P13">Actor</text:p>
          </table:table-cell>
          <table:table-cell table:style-name="Table2.B2" office:value-type="string">
            <text:p text:style-name="P13">Acción</text:p>
          </table:table-cell>
        </table:table-row>
        <table:table-row>
          <table:covered-table-cell/>
          <table:table-cell table:style-name="Table2.B2" table:number-columns-spanned="3" office:value-type="string">
            <text:p text:style-name="P17">1.<text:tab/> <text:s text:c="4"/><text:span text:style-name="T3">Sistema<text:tab/></text:span><text:tab/><text:span text:style-name="T3">Muestra todas las s</text:span>ecuencia<text:span text:style-name="T3">s</text:span> didáctica<text:span text:style-name="T3">s</text:span></text:p>
            <text:p text:style-name="P17">2.<text:tab/> <text:s text:c="4"/><text:span text:style-name="T3">Usuario</text:span><text:tab/><text:tab/><text:span text:style-name="T3">Indica</text:span> la secuencia <text:span text:style-name="T3">a realizar</text:span></text:p>
            <text:p text:style-name="P17">3.<text:tab/> <text:s text:c="4"/><text:span text:style-name="T3">Sistema<text:tab/></text:span><text:tab/><text:span text:style-name="T3">Muestra un ejercicio</text:span></text:p>
            <text:p text:style-name="P17">4.<text:tab/> <text:s text:c="4"/><text:span text:style-name="T3">Usuario</text:span><text:tab/><text:tab/><text:span text:style-name="T3">Realiza el ejercicio y clicka en OK</text:span></text:p>
            <text:p text:style-name="P17"/>
            <text:p text:style-name="P23">&lt;Se repiten los pasos <text:span text:style-name="T4">3 y </text:span>4 <text:span text:style-name="T4">tantas veces como ejercicios tenga la secuencia</text:span>&gt;</text:p>
            <text:p text:style-name="P17"/>
            <text:p text:style-name="P17">5.<text:tab/> <text:s text:c="4"/><text:span text:style-name="T4">Sistema<text:tab/></text:span><text:tab/><text:span text:style-name="T4">Muestra la nota obtenida en la secuencia</text:span></text:p>
            <text:p text:style-name="P19"/>
            <text:p text:style-name="P22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9">Post-condiciones</text:p>
          </table:table-cell>
          <table:table-cell table:style-name="Table2.B2" table:number-columns-spanned="3" office:value-type="string">
            <text:p text:style-name="P34">La nota queda guardada, el ejercicio puede volver a repetirse.</text:p>
          </table:table-cell>
          <table:covered-table-cell/>
          <table:covered-table-cell/>
        </table:table-row>
        <table:table-row>
          <table:table-cell table:style-name="Table2.A2" table:number-rows-spanned="2" office:value-type="string">
            <text:p text:style-name="P29">Extensiones</text:p>
          </table:table-cell>
          <table:table-cell table:style-name="Table2.B5" office:value-type="string">
            <text:p text:style-name="P13">Paso + Letra</text:p>
          </table:table-cell>
          <table:table-cell table:style-name="Table2.B5" office:value-type="string">
            <text:p text:style-name="P13">Condición</text:p>
          </table:table-cell>
          <table:table-cell table:style-name="Table2.B2" office:value-type="string">
            <text:p text:style-name="P13">Condición / Acción</text:p>
          </table:table-cell>
        </table:table-row>
        <table:table-row>
          <table:covered-table-cell/>
          <table:table-cell table:style-name="Table2.B2" table:number-columns-spanned="3" office:value-type="string">
            <text:p text:style-name="P15">* <text:span text:style-name="T2">&lt;Usuario quiere cancelar ejercicio&gt;</text:span></text:p>
            <text:p text:style-name="P19">1.<text:tab/> <text:s text:c="4"/><text:span text:style-name="T4">Usuario<text:tab/></text:span><text:tab/>Click sobre <text:span text:style-name="T4">Atrás</text:span></text:p>
            <text:p text:style-name="P19">2.<text:tab/> <text:s text:c="4"/>Sistema<text:tab/><text:tab/>No guarda los cambios, vuelve a pantalla <text:tab/><text:tab/><text:tab/><text:tab/><text:tab/>principal</text:p>
            <text:p text:style-name="P19"/>
            <text:p text:style-name="P32">4a. &lt;Usuario solicita ayuda&gt;</text:p>
            <text:p text:style-name="P32">1.<text:tab/> <text:s text:c="4"/>Usuario<text:tab/><text:tab/>Click sobre icono de ayuda</text:p>
            <text:p text:style-name="P32">2.<text:tab/> <text:s text:c="4"/>Sistema<text:tab/><text:tab/>Muestra la ayuda para esa pregunta</text:p>
            <text:p text:style-name="P32">3.<text:tab/> <text:s text:c="4"/>Usuario<text:tab/><text:tab/>Click sobre “x” para salir de la ayuda</text:p>
            <text:p text:style-name="P33">4.<text:tab/> <text:s text:c="4"/>Sistema<text:tab/><text:tab/>Vuelve a mostrar el ejercicio</text:p>
            <text:p text:style-name="P32"/>
            <text:p text:style-name="P32">4b. &lt;Usuario <text:span text:style-name="T5">comete errores</text:span>&gt;</text:p>
            <text:p text:style-name="P33">1.<text:tab/> <text:s text:c="4"/>Sistema<text:tab/><text:tab/>Muestra el segundo nivel de ayuda en las <text:tab/><text:tab/><text:tab/><text:tab/><text:tab/>que ha yerrado</text:p>
            <text:p text:style-name="P33">2.<text:tab/> <text:s text:c="4"/>Usuario<text:tab/><text:tab/>Click sobre “x” para salir de la ayuda</text:p>
            <text:p text:style-name="P33">3.<text:tab/> <text:s text:c="4"/>Sistema<text:tab/><text:tab/>Vuelve a mostrar el ejercicio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9">Comentarios</text:p>
          </table:table-cell>
          <table:table-cell table:style-name="Table2.B2" table:number-columns-spanned="3" office:value-type="string">
            <text:p text:style-name="P30"/>
          </table:table-cell>
          <table:covered-table-cell/>
          <table:covered-table-cell/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Contrato de operaciones</text:p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6">OPERACIÓN:</text:p>
          </table:table-cell>
          <table:table-cell table:style-name="Table3.B1" office:value-type="string">
            <text:p text:style-name="P35">proyecto(modelo)</text:p>
          </table:table-cell>
        </table:table-row>
        <table:table-row>
          <table:table-cell table:style-name="Table3.A2" office:value-type="string">
            <text:p text:style-name="P26">REFERENCIAS CRUZADAS</text:p>
          </table:table-cell>
          <table:table-cell table:style-name="Table3.B2" office:value-type="string">
            <text:p text:style-name="P35">Crear Proyecto</text:p>
          </table:table-cell>
        </table:table-row>
        <table:table-row>
          <table:table-cell table:style-name="Table3.A2" office:value-type="string">
            <text:p text:style-name="P26">PRECONDICIONES</text:p>
          </table:table-cell>
          <table:table-cell table:style-name="Table3.B2" office:value-type="string">
            <text:p text:style-name="P35">Que exista u: usuario registrado.</text:p>
          </table:table-cell>
        </table:table-row>
        <table:table-row>
          <table:table-cell table:style-name="Table3.A2" office:value-type="string">
            <text:p text:style-name="P26">POST-CONDICIONES</text:p>
          </table:table-cell>
          <table:table-cell table:style-name="Table3.B2" office:value-type="string">
            <text:p text:style-name="P35">-p.nombre = modelo.nombre</text:p>
            <text:p text:style-name="P35">-p.descripcion = modelo.descripcion</text:p>
            <text:p text:style-name="P35">-p.usuario = modelo.usuario</text:p>
            <text:p text:style-name="P35">-p.media = modelo.media</text:p>
            <text:p text:style-name="P35">-p.transcripcion = modelo.transcripcion</text:p>
            <text:p text:style-name="P35">-p.ejercicios = modelo.ejercicios</text:p>
            <text:p text:style-name="P35">-p.idioma = modelo.idioma</text:p>
            <text:p text:style-name="P35">-p.nivel = modelo.nivel</text:p>
            <text:p text:style-name="P35">-p.tema = modelo.tema</text:p>
            <text:p text:style-name="P35">-p.url = modelo.url</text:p>
          </table:table-cell>
        </table:table-row>
      </table:table>
      <text:p text:style-name="P7"/>
      <text:p text:style-name="P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OPERACIÓN:</text:p>
          </table:table-cell>
          <table:table-cell table:style-name="Table4.B1" office:value-type="string">
            <text:p text:style-name="P36"><text:span text:style-name="T6">ejercicio</text:span>(modelo)</text:p>
          </table:table-cell>
        </table:table-row>
        <table:table-row>
          <table:table-cell table:style-name="Table4.A2" office:value-type="string">
            <text:p text:style-name="P27">REFERENCIAS CRUZADAS</text:p>
          </table:table-cell>
          <table:table-cell table:style-name="Table4.B2" office:value-type="string">
            <text:p text:style-name="P37">Crear ejercicio</text:p>
          </table:table-cell>
        </table:table-row>
        <table:table-row>
          <table:table-cell table:style-name="Table4.A2" office:value-type="string">
            <text:p text:style-name="P27">PRECONDICIONES</text:p>
          </table:table-cell>
          <table:table-cell table:style-name="Table4.B2" office:value-type="string">
            <text:p text:style-name="P36">Que exista u: usuario registrado.</text:p>
            <text:p text:style-name="P36">p: proyecto</text:p>
            <text:p text:style-name="P37">Se creó e: ejercicio</text:p>
          </table:table-cell>
        </table:table-row>
        <table:table-row>
          <table:table-cell table:style-name="Table4.A2" office:value-type="string">
            <text:p text:style-name="P27">POST-CONDICIONES</text:p>
          </table:table-cell>
          <table:table-cell table:style-name="Table4.B2" office:value-type="string">
            <text:p text:style-name="P36">-<text:span text:style-name="T6">S</text:span>e asoció <text:span text:style-name="T6">p</text:span> con <text:span text:style-name="T6">u</text:span></text:p>
            <text:p text:style-name="P37">-Se asoció p con e </text:p>
            <text:p text:style-name="P36"/>
            <text:p text:style-name="P36">-<text:span text:style-name="T6">e.tipo = modelo.tipo</text:span></text:p>
            <text:p text:style-name="P36">-<text:span text:style-name="T6">e.sinVideo = modelo.sinVideo</text:span></text:p>
            <text:p text:style-name="P36">-<text:span text:style-name="T6">e.recursosP1 = modelo.recursoP1</text:span></text:p>
            <text:p text:style-name="P36">-<text:span text:style-name="T6">e.recursosP2 = modelo.recursosP2</text:span></text:p>
            <text:p text:style-name="P36">-<text:span text:style-name="T6">e.recursosP3 = modelo.recursosP3</text:span></text:p>
            <text:p text:style-name="P36">-<text:span text:style-name="T6">e.posicion = modelo.posicion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DS Crear Ejercicio</text:p>
      <text:p text:style-name="P10"/>
      <text:p text:style-name="P10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3:44:12.764819454</meta:creation-date>
    <dc:date>2017-06-19T21:52:03.945189474</dc:date>
    <meta:editing-duration>PT19H31M</meta:editing-duration>
    <meta:editing-cycles>17</meta:editing-cycles>
    <meta:generator>LibreOffice/5.1.6.2$Linux_X86_64 LibreOffice_project/10m0$Build-2</meta:generator>
    <meta:document-statistic meta:table-count="4" meta:image-count="0" meta:object-count="0" meta:page-count="5" meta:paragraph-count="111" meta:word-count="762" meta:character-count="5208" meta:non-whitespace-character-count="4398"/>
  </office:meta>
</office:document-meta>
</file>